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2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0.624cm"/>
    </style:style>
    <style:style style:name="P1" style:family="paragraph">
      <style:text-properties fo:font-size="12pt"/>
    </style:style>
    <style:style style:name="P2" style:family="paragraph">
      <style:text-properties fo:font-size="20pt" style:font-size-asian="20pt" style:font-size-complex="20pt"/>
    </style:style>
    <style:style style:name="T1" style:family="text">
      <style:text-properties fo:font-size="32pt" style:font-size-asian="32pt" style:font-size-complex="32pt"/>
    </style:style>
    <style:style style:name="T2" style:family="text">
      <style:text-properties fo:font-size="54pt" style:font-size-asian="54pt" style:font-size-complex="54pt"/>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3.905cm" svg:height="3.502cm" svg:x="2.054cm" svg:y="1.741cm" presentation:class="title">
          <draw:text-box>
            <text:p>NOTES FROM THE DISS</text:p>
          </draw:text-box>
        </draw:frame>
        <draw:frame presentation:style-name="pr2" draw:layer="layout" svg:width="23.905cm" svg:height="12.18cm" svg:x="2.054cm" svg:y="5.837cm" presentation:class="outline" presentation:user-transformed="true">
          <draw:text-box>
            <text:p>Current receptor pharmacology is based on the understanding that receptors can exist in multiple, ligand-specific conformational states which allow GPCRs to preferentially and differentially engage a subset of the multiple signaling pathways to which they are coupled. This concept that ligands differentially activate downstream signaling pathways has been referred to as “biased agonism” or “functional selectivity” (Figure 1.3) (72-75). The cellular environment can also influence the signaling that occurs downstream of GPCR activation by determining the complement of intracellular proteins available to couple toa receptor. In this way, the same ligand can induce differential signaling cascades at a particular receptor expressed in different cell types (76).</text:p>
            <text:p/>
            <text:p>Therefore, hallucinogenic and non-hallucinogenic agonists have differential effects on gene transcription in vivo, yet the signaling pathways underlying these differences and the physiological implication for the activation of these pathways has yet to be identified.</text:p>
          </draw:text-box>
        </draw:frame>
        <presentation:notes draw:style-name="dp2">
          <office:forms form:automatic-focus="false" form:apply-design-mode="false"/>
          <draw:page-thumbnail draw:style-name="gr1" draw:layer="layout" svg:width="12.761cm" svg:height="9.57cm" svg:x="4.409cm" svg:y="2.795cm" draw:page-number="1" presentation:class="page"/>
          <draw:frame presentation:style-name="pr3" draw:text-style-name="P1" draw:layer="layout" svg:width="15.015cm" svg:height="10.624cm" svg:x="3.293cm" svg:y="13.299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3.905cm" svg:height="12.18cm" svg:x="2.054cm" svg:y="5.837cm" presentation:class="outline" presentation:user-transformed="true">
          <draw:text-box>
            <text:p>Like other GPCRs, the 5-HT2A receptor is a seven-transmembrane spanning receptor which transduces extracellular signals by coupling to heterotrimeric G proteins and effectors (Figure 1.2A). The most established 5-HT2A receptor mediated signaling pathway involves the receptor coupling to Gq, resulting in the activation of phospholipase C- (PLC). PLC then hydrolyzes phosphatidylinositol (PI) membrane lipids, generating the second mess<text:span text:style-name="T1">engers diacyl glycerol (DAG) and inositol-1,4,5- triphosphate (IP3), the latter causing the release of Ca2+ from intracellular stores. These in turn also activate protein kinase C (PKC). 5-HT2A receptor-mediated activation of PLC has been shown in vivo, as serotonin stimulates PI hydrolysis in the rat cerebral cortex and thoracic aorta, an effect that can be blocked by the 5-HT2A receptor antagonist</text:span><text:span text:style-name="T1"><text:tab/></text:span><text:span text:style-name="T1">ketanserin (58, 59)</text:span><text:span text:style-name="T2">.</text:span><text:span text:style-name="T1"> </text:span></text:p>
            <text:p/>
            <text:p>AND</text:p>
            <text:p>Traditionally, the conventional understanding of receptor pharmacology has been that an agonist fully activates all signal transduction pathways to which a GPCR is coupled, while partial agonists induce sub-maximal activation of these same pathways.</text:p>
            <text:p><text:span text:style-name="T3"/></text:p>
          </draw:text-box>
        </draw:frame>
        <presentation:notes draw:style-name="dp2">
          <office:forms form:automatic-focus="false" form:apply-design-mode="false"/>
          <draw:page-thumbnail draw:style-name="gr1" draw:layer="layout" svg:width="12.761cm" svg:height="9.57cm" svg:x="4.409cm" svg:y="2.795cm" draw:page-number="2" presentation:class="page"/>
          <draw:frame presentation:style-name="pr3" draw:text-style-name="P1" draw:layer="layout" svg:width="15.015cm" svg:height="10.624cm" svg:x="3.293cm" svg:y="13.299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3.905cm" svg:height="3.502cm" svg:x="2.054cm" svg:y="1.741cm" presentation:class="title" presentation:placeholder="true">
          <draw:text-box/>
        </draw:frame>
        <draw:frame presentation:style-name="pr2" draw:text-style-name="P2" draw:layer="layout" svg:width="23.905cm" svg:height="12.18cm" svg:x="2.054cm" svg:y="5.837cm" presentation:class="outline">
          <draw:text-box>
            <text:p text:style-name="P2"><text:span text:style-name="T4">Beta arrestin interactions with GPCRs serve to desensitize further signaling by sterically blocking further interactions between receptors and their cognate G proteins (Figure 1.2B) (90). In vitro, the role of beta-arrestins in the desensitization of many GPCRs has been shown by over-expressing beta arrestins, thus enhancing receptor desensitization, or by disrupting GPCR interactions with arrestins, thereby diminishing the desensitization of the signaling pathways effectors (Figure 1.2A). </text:span></text:p>
            <text:p text:style-name="P2"><text:span text:style-name="T4">The most established 5-HT2A receptor mediated signaling pathway involves the receptor coupling to Gq, resulting in the activation of phospholipase C- (PLC). PLC then hydrolyzes phosphatidylinositol (PI) membrane lipids, generating the second messengers diacyl glycerol (DAG) and inositol-1,4,5- triphosphate (IP3), the latter causing the release of Ca2+ from intracellular stores. These in turn also activate protein kinase C (PKC).</text:span></text:p>
          </draw:text-box>
        </draw:frame>
        <presentation:notes draw:style-name="dp2">
          <office:forms form:automatic-focus="false" form:apply-design-mode="false"/>
          <draw:page-thumbnail draw:style-name="gr1" draw:layer="layout" svg:width="12.761cm" svg:height="9.57cm" svg:x="4.409cm" svg:y="2.795cm" draw:page-number="3" presentation:class="page"/>
          <draw:frame presentation:style-name="pr3" draw:text-style-name="P1" draw:layer="layout" svg:width="15.015cm" svg:height="10.624cm" svg:x="3.293cm" svg:y="13.299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3.905cm" svg:height="3.502cm" svg:x="2.054cm" svg:y="1.741cm" presentation:class="title" presentation:placeholder="true">
          <draw:text-box/>
        </draw:frame>
        <draw:frame presentation:style-name="pr2" draw:layer="layout" svg:width="23.905cm" svg:height="12.18cm" svg:x="2.054cm" svg:y="5.837cm" presentation:class="outline">
          <draw:text-box>
            <text:list text:style-name="L2">
              <text:list-item>
                <text:p>132 Berg KA, Stout BD, Maayani S, &amp; Clarke WP (2001). Differences in rapid desensitization of 5-hydroxytryptamine2A and 5-hydroxytryptamine2C receptor- mediated phospholipase C activation. J Pharmacol Exp Ther 299(2):593-602.</text:p>
              </text:list-item>
              <text:list-item>
                <text:p>Taken together, these data demonstrate that there are multiple</text:p>
              </text:list-item>
              <text:list-item>
                <text:p>pathways by which the 5-HT2A receptor can be desensitized and that both the cell-type and the agonist may determine which pathway is utilized. (20)</text:p>
              </text:list-item>
            </text:list>
          </draw:text-box>
        </draw:frame>
        <presentation:notes draw:style-name="dp2">
          <office:forms form:automatic-focus="false" form:apply-design-mode="false"/>
          <draw:page-thumbnail draw:style-name="gr1" draw:layer="layout" svg:width="12.761cm" svg:height="9.57cm" svg:x="4.409cm" svg:y="2.795cm" draw:page-number="4" presentation:class="page"/>
          <draw:frame presentation:style-name="pr3" draw:text-style-name="P1" draw:layer="layout" svg:width="15.015cm" svg:height="10.624cm" svg:x="3.293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15T22:58:12</meta:creation-date>
    <dc:date>2013-10-15T23:05:10</dc:date>
    <meta:editing-duration>P0D</meta:editing-duration>
    <meta:editing-cycles>1</meta:editing-cycles>
    <meta:document-statistic meta:object-count="36"/>
    <meta:generator>LibreOffice/4.0.2.2$Linux_X86_64 LibreOffice_project/400m0$Build-2</meta:generator>
  </office:meta>
</office:document-meta>
</file>